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The (remoteNode == nodeID) check in these places [and you'll see a similar check in a few places] is done to prevent an access where the sending node is also the home node or destination node, from emitting a network message addressed to itself.</text:p>
      <text:p text:style-name="P2"/>
      <text:p text:style-name="P2"/>
      <text:p text:style-name="P2"/>
      <text:p text:style-name="P3"/>
      <text:p text:style-name="P2"/>
      <text:p text:style-name="P1">BENCHMARKS</text:p>
      <text:p text:style-name="P1"/>
      <text:p text:style-name="P2"/>
      <text:p text:style-name="P2"><text:s text:c="2"/>-mM : M = even integer; 2**M total complex data points transformed.</text:p>
      <text:p text:style-name="P2"><text:s text:c="2"/>-pP : P = number of processors; Must be a power of 2.</text:p>
      <text:p text:style-name="P2"><text:s text:c="2"/>-nN : N = number of cache lines.</text:p>
      <text:p text:style-name="P2"><text:s text:c="2"/>-lL : L = Log base 2 of cache line length in bytes.</text:p>
      <text:p text:style-name="P2"><text:s text:c="2"/>-s <text:s/>: Print individual processor timing statistics.</text:p>
      <text:p text:style-name="P2"><text:s text:c="2"/>-t <text:s/>: Perform FFT and inverse FFT. <text:s/>Test output by comparing the</text:p>
      <text:p text:style-name="P2"><text:s text:c="8"/>integral of the original data to the integral of the data that</text:p>
      <text:p text:style-name="P2"><text:s text:c="8"/>results from performing the FFT and inverse FFT.</text:p>
      <text:p text:style-name="P2"><text:s text:c="2"/>-o <text:s/>: Print out complex data points.</text:p>
      <text:p text:style-name="P2"><text:s text:c="2"/>-h <text:s/>: Print out command line options.</text:p>
      <text:p text:style-name="P2"/>
      <text:p text:style-name="P2">a typical parameter could be -m10 -p2 -n65536 -l4</text:p>
      <text:p text:style-name="P2"/>
      <text:p text:style-name="P3"/>
      <text:p text:style-name="P2">One of the bugs that was extermely hard to find was one caused by various interactions within the system. To decrease the number of messages sent, it is possible for the block allocator in MOESI Cache to allocate a block as soon as it is evicted. Normally, when a block is evicted, the system will undergo this cycle: </text:p>
      <text:p text:style-name="P2">1. An OnLocalRead gets called, and AllocateBlock puts tag1 into pendingEviction.</text:p>
      <text:p text:style-name="P2">2. OnLocalInvalidateResponse gets called, and removes tag1 from pendingEviction, doing the necessary cleanup.</text:p>
      <text:p text:style-name="P2"/>
      <text:p text:style-name="P2">However, it is possible for the system to undergo the following cycle, especially when faced with a larger number of invalidates and evictions:</text:p>
      <text:p text:style-name="P2">1. An OnLocalRead gets called, and AllocateBlock puts tag1 into pendingEviction.</text:p>
      <text:p text:style-name="P2">2. Another OnLocalRead gets called before OnLocalInvalidateResponse gets called, and PrepareFreshBlock finds the same tag1 inside pendingEviction. So it cancels the eviction and prepares that block for use.</text:p>
      <text:p text:style-name="P2">3. OnLocalInvalidateResponse gets called for tag1, but it cannot find tag1 inside pendingInvalidate or pendingEviction because pendingEviction.erase(tag1) was called during PrepareFresh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2$Win32 OpenOffice.org_project/320m18$Build-9502</meta:generator>
    <dc:date>2010-09-16T08:59:16.79</dc:date>
    <dc:creator>Eric Chang</dc:creator>
    <meta:editing-duration>PT02H09M12S</meta:editing-duration>
    <meta:editing-cycles>7</meta:editing-cycles>
    <meta:document-statistic meta:table-count="0" meta:image-count="0" meta:object-count="0" meta:page-count="1" meta:paragraph-count="20" meta:word-count="318" meta:character-count="1964"/>
  </office:meta>
</office:document-meta>
</file>